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  <style:text-properties style:font-name="Liberation Sans" fo:language="fr" fo:country="FR" style:text-underline-style="none" fo:font-weight="normal" officeooo:paragraph-rsid="001dee94" style:font-weight-asian="normal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Standard" style:master-page-name="First_20_Page">
      <style:paragraph-properties style:page-number="auto"/>
      <style:text-properties fo:language="fr" fo:country="FR"/>
    </style:style>
    <style:style style:name="P6" style:family="paragraph" style:parent-style-name="Text_20_body" style:master-page-name="Standard">
      <style:paragraph-properties fo:text-align="center" style:justify-single-word="false" style:page-number="1"/>
      <style:text-properties style:font-name="Arial" fo:font-size="16pt" fo:language="fr" fo:country="FR" fo:font-weight="bold" officeooo:rsid="0021d70f" officeooo:paragraph-rsid="0021d70f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officeooo:paragraph-rsid="0021d70f"/>
    </style:style>
    <style:style style:name="P8" style:family="paragraph" style:parent-style-name="normal" style:master-page-name="Left_20_Page">
      <style:paragraph-properties fo:text-align="center" style:justify-single-word="false" style:page-number="auto"/>
      <style:text-properties style:font-name="Liberation Sans" fo:font-size="14pt" fo:language="fr" fo:country="FR" officeooo:paragraph-rsid="001dee94" style:font-size-asian="14pt"/>
    </style:style>
    <style:style style:name="P9" style:family="paragraph" style:parent-style-name="normal">
      <style:paragraph-properties fo:text-align="center" style:justify-single-word="false"/>
      <style:text-properties style:font-name="Arial" fo:language="fr" fo:country="FR" style:text-underline-style="none" fo:font-weight="normal" officeooo:paragraph-rsid="001dee94" style:font-weight-asian="normal"/>
    </style:style>
    <style:style style:name="P10" style:family="paragraph" style:parent-style-name="normal">
      <style:paragraph-properties fo:text-align="center" style:justify-single-word="false"/>
      <style:text-properties style:font-name="Arial" fo:language="fr" fo:country="FR" officeooo:paragraph-rsid="001dee94"/>
    </style:style>
    <style:style style:name="P11" style:family="paragraph" style:parent-style-name="normal">
      <style:paragraph-properties fo:text-align="center" style:justify-single-word="false"/>
      <style:text-properties style:font-name="Arial" fo:font-size="24pt" fo:language="fr" fo:country="FR" style:text-underline-style="none" officeooo:paragraph-rsid="001dee94" style:font-size-asian="24pt"/>
    </style:style>
    <style:style style:name="P12" style:family="paragraph" style:parent-style-name="normal">
      <style:paragraph-properties fo:text-align="center" style:justify-single-word="false"/>
      <style:text-properties style:font-name="Arial" fo:font-size="28pt" fo:language="fr" fo:country="FR" style:text-underline-style="none" officeooo:paragraph-rsid="001dee94" style:font-size-asian="28pt" style:font-size-complex="28pt"/>
    </style:style>
    <style:style style:name="P13" style:family="paragraph" style:parent-style-name="normal">
      <style:paragraph-properties fo:text-align="center" style:justify-single-word="false"/>
      <style:text-properties style:font-name="Arial" fo:font-size="30pt" fo:language="fr" fo:country="FR" officeooo:paragraph-rsid="001dee94" style:font-size-asian="30pt"/>
    </style:style>
    <style:style style:name="P14" style:family="paragraph" style:parent-style-name="normal">
      <style:paragraph-properties fo:text-align="center" style:justify-single-word="false"/>
      <style:text-properties style:font-name="Arial" fo:font-size="14pt" fo:language="fr" fo:country="FR" officeooo:paragraph-rsid="001dee94" style:font-size-asian="14pt"/>
    </style:style>
    <style:style style:name="P15" style:family="paragraph" style:parent-style-name="Header">
      <style:text-properties style:font-name="Arial" fo:language="fr" fo:country="FR" officeooo:rsid="00156faf" officeooo:paragraph-rsid="001c5df9"/>
    </style:style>
    <style:style style:name="P16" style:family="paragraph" style:parent-style-name="Header">
      <style:text-properties style:font-name="Arial" fo:language="fr" fo:country="FR" officeooo:rsid="005d10ba" officeooo:paragraph-rsid="001fb41c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/>
      <text:p text:style-name="P4"/>
      <text:p text:style-name="P2"/>
      <text:p text:style-name="P2"/>
      <text:p text:style-name="P2"/>
      <text:p text:style-name="P9"/>
      <text:p text:style-name="P9">Projet tutoré</text:p>
      <text:p text:style-name="P11"/>
      <text:p text:style-name="P12"><text:bookmark text:name="h.6gs04v2wbys1"/>Évaluation semi-automatique des projets</text:p>
      <text:p text:style-name="P10"/>
      <text:p text:style-name="P10"/>
      <text:p text:style-name="P13">Étude préalable</text:p>
      <text:p text:style-name="P10"><text:bookmark text:name="h.3znysh7"/></text:p>
      <text:p text:style-name="P14">Enseignant responsable : Philippe Dosch</text:p>
      <text:p text:style-name="P8"/>
      <text:p text:style-name="P6">Table des matières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3" draw:display-name="Arrowheads 3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15%" fo:text-indent="0cm" style:auto-text-indent="false"/>
      <style:text-properties style:font-name="Arial2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2" fo:font-family="Arial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style:font-name="Arial1" fo:font-family="Arial" style:font-style-name="Bold" style:font-family-generic="swiss" style:font-pitch="variable" fo:font-size="129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Bold" style:font-family-generic="swiss" style:font-pitch="variable"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background-color="transparent">
        <style:background-image/>
      </style:paragraph-properties>
      <style:text-properties fo:color="#000000" style:font-name="Arial1" fo:font-family="Arial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re_20_3" style:display-name="Titre 3" style:family="paragraph" style:parent-style-name="Heading" style:next-style-name="Text_20_body" style:default-outline-level="3" style:list-style-name="">
      <style:paragraph-properties fo:margin-top="0.247cm" fo:margin-bottom="0cm" style:contextual-spacing="false" fo:hyphenation-ladder-count="no-limit"/>
      <style:text-properties fo:color="#000000" fo:font-weight="bold" style:font-weight-asian="bold" style:font-weight-complex="bold" fo:hyphenate="false" fo:hyphenation-remain-char-count="2" fo:hyphenation-push-char-count="2"/>
    </style:style>
    <style:style style:name="Titre_20_2" style:display-name="Titre 2" style:family="paragraph" style:parent-style-name="Heading" style:next-style-name="Text_20_body" style:default-outline-level="2" style:list-style-name="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02cm" fo:text-indent="0.483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02cm" fo:text-indent="0.81cm" fo:margin-left="1.0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0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" style:num-suffix=")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" style:num-prefix="(" style:num-suffix=")" style:num-format="a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" style:num-prefix="(" style:num-suffix=")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text-properties style:font-name="Arial" fo:language="fr" fo:country="FR" officeooo:rsid="00156faf" officeooo:paragraph-rsid="001c5df9"/>
    </style:style>
    <style:style style:name="MP3" style:family="paragraph" style:parent-style-name="Header">
      <style:text-properties style:font-name="Arial" fo:language="fr" fo:country="FR" officeooo:rsid="005d10ba" officeooo:paragraph-rsid="001fb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CERF Anthony</text:p>
        <text:p text:style-name="MP2">PRONO Yann</text:p>
        <text:p text:style-name="MP2">RUEZ Romain<text:tab/><text:tab/>SI - 1</text:p>
        <text:p text:style-name="MP2">STRAUSS Renan</text:p>
      </style:header>
      <style:footer>
        <text:p text:style-name="MP3">2014 – 2015<text:tab/><text:tab/>IUT Nancy-Charlemagne<text:tab/><text:tab/> <text:s text:c="8"/>Département informatique</text:p>
      </style:footer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3:19:44.647469429</meta:creation-date>
    <dc:title>default</dc:title>
    <meta:editing-duration>PT10H7M27S</meta:editing-duration>
    <meta:editing-cycles>639</meta:editing-cycles>
    <meta:generator>LibreOffice/4.2.7.2$Linux_X86_64 LibreOffice_project/420m0$Build-2</meta:generator>
    <dc:date>2015-03-30T10:35:09.212643434</dc:date>
    <meta:document-statistic meta:table-count="0" meta:image-count="0" meta:object-count="0" meta:page-count="3" meta:paragraph-count="11" meta:word-count="34" meta:character-count="248" meta:non-whitespace-character-count="212"/>
    <meta:template xlink:type="simple" xlink:actuate="onRequest" xlink:title="default" xlink:href="../../.config/libreoffice/4/user/template/default.ott" meta:date="2015-02-25T23:19:44.201541941"/>
  </office:meta>
</office:document-meta>
</file>